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ient has to make a verbal request to cancel policies. We first verify their identity by having them provide the correct date of birth, last four digits of social security number and address. Once identity is verified cancellation scripts are read to client, so they are aware that they will no longer have the coverage. A courtesy letter confirming cancellation is then sent to client. Only the subscriber or cardholder can <text:s/>request cancellation of policies.</text:p>
      <text:p text:style-name="Standard"/>
      <text:p text:style-name="Standard"/>
      <text:p text:style-name="Standard"/>
      <text:p text:style-name="Standard"/>
      <text:p text:style-name="Standard"/>
      <text:p text:style-name="Standard"/>
      <text:p text:style-name="Standard"/>
      <text:p text:style-name="Standard">As of __/__/__ Mr/Mrs Last name has yet to cancel policy with us. Client can call 888-290-9060 Monday through Friday 8AM- 4:30 PM PST to cancel policy. We will read cancellation script and cancel immediately. A confirmation of cancellation letter will be sent to client same day.</text:p>
      <text:p text:style-name="Standard"/>
      <text:p text:style-name="Text_20_body"/>
      <text:p text:style-name="Text_20_body"/>
      <text:p text:style-name="Text_20_body">Client called and spoke to one of our representatives on __/__/ <text:s/>. Mr/Mrs last name stated he/she wanted to terminate his/her policy. Our representative read him/her the cancellation script and canceled the policy. Mr/ Mrs last name has not been charged since his/her cancellation. The last charge was on __/__/__. Mr/Mrs was sent an confirmation of cancellation letter same day. Client will also not receive any future charges.</text:p>
      <text:p text:style-name="Standard"/>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nifer Fields</meta:initial-creator>
    <meta:creation-date>2016-04-27T14:51:24.26</meta:creation-date>
    <dc:date>2016-05-19T15:19:57.98</dc:date>
    <dc:creator>Jennifer Fields</dc:creator>
    <meta:editing-duration>P15DT4H42M27S</meta:editing-duration>
    <meta:editing-cycles>4</meta:editing-cycles>
    <meta:generator>OpenOffice/4.1.1$Win32 OpenOffice.org_project/411m6$Build-9775</meta:generator>
    <meta:document-statistic meta:table-count="0" meta:image-count="0" meta:object-count="0" meta:page-count="1" meta:paragraph-count="3" meta:word-count="190" meta:character-count="1167"/>
  </office:meta>
</office:document-meta>
</file>